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A00000095242632D38207F8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30d" officeooo:paragraph-rsid="000b630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file has an embedded picture, do you see it?</text:p>
      <text:p text:style-name="P1"/>
      <text:p text:style-name="P1"><draw:frame draw:style-name="fr1" draw:name="Image1" text:anchor-type="paragraph" svg:width="2.1043in" svg:height="1.552in" draw:z-index="0"><draw:image xlink:href="Pictures/10000201000000CA00000095242632D38207F893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0T13:54:50.169463554</meta:creation-date>
    <dc:date>2022-05-20T13:57:20.287305382</dc:date>
    <meta:editing-duration>PT2M31S</meta:editing-duration>
    <meta:editing-cycles>1</meta:editing-cycles>
    <meta:document-statistic meta:table-count="0" meta:image-count="1" meta:object-count="0" meta:page-count="1" meta:paragraph-count="1" meta:word-count="11" meta:character-count="52" meta:non-whitespace-character-count="42"/>
    <meta:generator>LibreOffice/6.1.5.2$Linux_X86_64 LibreOffice_project/10$Build-2</meta:generator>
  </office:meta>
</office:document-meta>
</file>